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e84a8" officeooo:paragraph-rsid="001e84a8"/>
    </style:style>
    <style:style style:name="P2" style:family="paragraph" style:parent-style-name="Standard">
      <style:text-properties officeooo:rsid="001e84a8" officeooo:paragraph-rsid="001e84a8"/>
    </style:style>
    <style:style style:name="P3" style:family="paragraph" style:parent-style-name="Standard">
      <style:text-properties officeooo:rsid="001f63e4" officeooo:paragraph-rsid="001f63e4"/>
    </style:style>
    <style:style style:name="P4" style:family="paragraph" style:parent-style-name="Standard" style:list-style-name="L1">
      <style:text-properties officeooo:rsid="001f63e4" officeooo:paragraph-rsid="001f63e4"/>
    </style:style>
    <style:style style:name="P5" style:family="paragraph" style:parent-style-name="Standard" style:list-style-name="L2">
      <style:text-properties officeooo:rsid="001f63e4" officeooo:paragraph-rsid="001f63e4"/>
    </style:style>
    <style:style style:name="T1" style:family="text">
      <style:text-properties officeooo:rsid="001f63e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plementazio berriak:</text:p>
      <text:p text:style-name="P3"/>
      <text:list xml:id="list2291189148" text:style-name="L1">
        <text:list-item>
          <text:p text:style-name="P4">esplikeu pilien beti dauela I dala lelengo elementue (basien). Sortzerakoan sartzen da I eta inoz be ezin da kendu.</text:p>
        </text:list-item>
      </text:list>
      <text:p text:style-name="P1"/>
      <text:p text:style-name="P1"/>
      <text:p text:style-name="P1">Aldaketak:</text:p>
      <text:p text:style-name="P1"/>
      <text:p text:style-name="P1"/>
      <text:p text:style-name="P1"/>
      <text:p text:style-name="P1"><text:span text:style-name="T1">H</text:span>obekuntzak:</text:p>
      <text:p text:style-name="P1"/>
      <text:list xml:id="list1374979139" text:style-name="L2">
        <text:list-item>
          <text:p text:style-name="P5">Desegindako transformazioak berregin ahal dire.</text:p>
        </text:list-item>
        <text:list-item>
          <text:p text:style-name="P5">PILAKO NODO SOLTIEK (HILLEK) EZTIE KENTZEN MEMORITTIK!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2:45:20.197023310</meta:creation-date>
    <dc:date>2018-11-12T13:27:45.796945856</dc:date>
    <meta:editing-duration>PT4M13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6" meta:word-count="38" meta:character-count="263" meta:non-whitespace-character-count="234"/>
  </office:meta>
</office:document-meta>
</file>